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style:paragraph-properties fo:line-height="150%" fo:text-align="center" style:justify-single-word="false" style:page-number="auto" style:shadow="none"/>
      <style:text-properties style:font-name="Arial" fo:font-weight="normal" officeooo:rsid="001b3744" officeooo:paragraph-rsid="001b3744" style:font-weight-asian="normal" style:font-weight-complex="normal"/>
    </style:style>
    <style:style style:name="P2" style:family="paragraph" style:parent-style-name="Standard">
      <style:paragraph-properties fo:line-height="150%" fo:text-align="center" style:justify-single-word="false" style:shadow="none"/>
      <style:text-properties style:font-name="Arial" fo:font-weight="normal" officeooo:rsid="001b3744" officeooo:paragraph-rsid="001b3744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 style:shadow="none"/>
      <style:text-properties style:font-name="Arial" fo:font-weight="normal" officeooo:rsid="001b3744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 style:shadow="none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 style:shadow="none"/>
      <style:text-properties style:font-name="Arial" fo:font-size="28pt" fo:font-weight="bold" officeooo:rsid="001b3744" officeooo:paragraph-rsid="001b3744" style:font-size-asian="28pt" style:font-weight-asian="bold" style:font-size-complex="28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 style:shadow="non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 style:shadow="none"/>
      <style:text-properties style:font-name="Arial" fo:font-weight="normal" style:font-weight-asian="normal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 style:shadow="none"/>
      <style:text-properties style:font-name="Arial" fo:font-weight="normal" style:font-weight-asian="normal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 style:shadow="none"/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3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paragraph-rsid="001ee48d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3" style:family="paragraph" style:parent-style-name="Standard" style:list-style-name="L4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4" style:family="paragraph" style:parent-style-name="Standard" style:list-style-name="L5">
      <style:paragraph-properties fo:line-height="150%" fo:text-align="justify" style:justify-single-word="false" style:shadow="none"/>
      <style:text-properties style:font-name="Arial" fo:font-weight="normal" officeooo:rsid="001eda4f" officeooo:paragraph-rsid="001eda4f" style:font-weight-asian="normal" style:font-weight-complex="normal"/>
    </style:style>
    <style:style style:name="P15" style:family="paragraph" style:parent-style-name="Standard" style:list-style-name="L4">
      <style:paragraph-properties fo:line-height="150%" fo:text-align="justify" style:justify-single-word="false" style:shadow="none"/>
      <style:text-properties style:font-name="Arial" fo:font-weight="normal" officeooo:paragraph-rsid="001ee48d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rsid="0020c18c" officeooo:paragraph-rsid="0020c18c" style:font-weight-asian="normal" style:font-weight-complex="normal"/>
    </style:style>
    <style:style style:name="P17" style:family="paragraph" style:parent-style-name="Standard" style:list-style-name="L2">
      <style:paragraph-properties fo:line-height="150%" fo:text-align="justify" style:justify-single-word="false" style:shadow="none"/>
      <style:text-properties style:font-name="Arial" fo:font-weight="bold" officeooo:paragraph-rsid="002275e6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 style:shadow="none"/>
      <style:text-properties style:font-name="Arial" fo:font-weight="normal" officeooo:paragraph-rsid="002275e6" style:font-weight-asian="normal" style:font-weight-complex="normal"/>
    </style:style>
    <style:style style:name="P19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style:font-weight-asian="normal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 fo:break-before="page" style:shadow="none"/>
      <style:text-properties style:font-name="Arial" fo:font-weight="bold" style:font-weight-asian="bold" style:font-weight-complex="bold"/>
    </style:style>
    <style:style style:name="P21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c850b" officeooo:paragraph-rsid="002c850b" style:font-weight-asian="normal" style:font-weight-complex="normal"/>
    </style:style>
    <style:style style:name="P22" style:family="paragraph" style:parent-style-name="Standard">
      <style:paragraph-properties fo:margin-top="0.499cm" fo:margin-bottom="0cm" style:contextual-spacing="false" fo:line-height="100%" fo:text-align="center" style:justify-single-word="false" style:shadow="none"/>
      <style:text-properties style:font-name="Arial" fo:font-weight="normal" officeooo:rsid="002c850b" officeooo:paragraph-rsid="002c850b" style:font-weight-asian="normal" style:font-weight-complex="normal"/>
    </style:style>
    <style:style style:name="P23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ce253" officeooo:paragraph-rsid="002ce253" style:font-weight-asian="normal" style:font-weight-complex="normal"/>
    </style:style>
    <style:style style:name="P24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bold" officeooo:rsid="002ce253" officeooo:paragraph-rsid="002ce253" style:font-weight-asian="bold" style:font-weight-complex="bold"/>
    </style:style>
    <style:style style:name="P25" style:family="paragraph" style:parent-style-name="Standard">
      <style:paragraph-properties fo:margin-top="0.499cm" fo:margin-bottom="0cm" style:contextual-spacing="false" fo:line-height="100%" fo:text-align="center" style:justify-single-word="false" style:shadow="none"/>
      <style:text-properties officeooo:paragraph-rsid="002c850b"/>
    </style:style>
    <style:style style:name="P26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paragraph-rsid="002ce253" style:font-weight-asian="normal" style:font-weight-complex="normal"/>
    </style:style>
    <style:style style:name="P27" style:family="paragraph" style:parent-style-name="Standard">
      <style:paragraph-properties fo:margin-top="0.499cm" fo:margin-bottom="0cm" style:contextual-spacing="false" fo:line-height="100%" fo:text-align="center" style:justify-single-word="false" style:shadow="none"/>
      <style:text-properties style:font-name="Arial" fo:font-size="12pt" fo:font-weight="bold" officeooo:rsid="002ce253" officeooo:paragraph-rsid="002ce253" fo:background-color="#ccccc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e814f" officeooo:paragraph-rsid="002e814f" style:font-weight-asian="normal" style:font-weight-complex="normal"/>
    </style:style>
    <style:style style:name="P29" style:family="paragraph" style:parent-style-name="Standard" style:list-style-name="L6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e814f" officeooo:paragraph-rsid="002e814f" style:font-weight-asian="normal" style:font-weight-complex="normal"/>
    </style:style>
    <style:style style:name="P30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2c850b" officeooo:paragraph-rsid="0030db21" style:font-weight-asian="normal" style:font-weight-complex="normal"/>
    </style:style>
    <style:style style:name="P31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30db21" officeooo:paragraph-rsid="0030db21" style:font-weight-asian="normal" style:font-weight-complex="normal"/>
    </style:style>
    <style:style style:name="P32" style:family="paragraph" style:parent-style-name="Standard">
      <style:paragraph-properties fo:margin-top="0.499cm" fo:margin-bottom="0cm" style:contextual-spacing="false" fo:line-height="100%" fo:text-align="justify" style:justify-single-word="false" style:shadow="none"/>
      <style:text-properties style:font-name="Arial" fo:font-weight="normal" officeooo:rsid="00313082" officeooo:paragraph-rsid="00313082" style:font-weight-asian="normal" style:font-weight-complex="normal"/>
    </style:style>
    <style:style style:name="P33" style:family="paragraph" style:parent-style-name="Standard">
      <style:paragraph-properties fo:margin-left="2.501cm" fo:margin-top="0cm" fo:margin-bottom="0cm" style:contextual-spacing="false" fo:line-height="100%" fo:text-align="justify" style:justify-single-word="false" fo:text-indent="0cm" style:auto-text-indent="false" style:shadow="none"/>
      <style:text-properties style:font-name="Arial" fo:font-size="10pt" fo:font-style="italic" fo:font-weight="normal" officeooo:rsid="0030db21" officeooo:paragraph-rsid="0030db21" fo:background-color="#cccccc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1220"/>
    </style:style>
    <style:style style:name="T4" style:family="text">
      <style:text-properties officeooo:rsid="001ee48d"/>
    </style:style>
    <style:style style:name="T5" style:family="text">
      <style:text-properties officeooo:rsid="002275e6"/>
    </style:style>
    <style:style style:name="T6" style:family="text">
      <style:text-properties officeooo:rsid="00246b77"/>
    </style:style>
    <style:style style:name="T7" style:family="text">
      <style:text-properties fo:color="#000080" loext:opacity="100%" style:font-name="Arial" style:text-underline-style="solid" style:text-underline-width="auto" style:text-underline-color="font-color" fo:font-weight="normal" officeooo:rsid="002c850b" style:font-weight-asian="normal" style:font-weight-complex="normal"/>
    </style:style>
    <style:style style:name="T8" style:family="text">
      <style:text-properties fo:color="#000080" loext:opacity="100%" style:font-name="Arial" style:text-underline-style="solid" style:text-underline-width="auto" style:text-underline-color="font-color" fo:font-weight="normal" officeooo:rsid="002ce253" style:font-weight-asian="normal" style:font-weight-complex="normal"/>
    </style:style>
    <style:style style:name="T9" style:family="text">
      <style:text-properties officeooo:rsid="002ce253"/>
    </style:style>
    <style:style style:name="T10" style:family="text">
      <style:text-properties officeooo:rsid="002e814f"/>
    </style:style>
    <style:style style:name="T11" style:family="text">
      <style:text-properties fo:font-variant="normal" fo:text-transform="none" fo:color="#0f1115" loext:opacity="100%" fo:letter-spacing="normal" fo:font-style="normal"/>
    </style:style>
    <style:style style:name="T12" style:family="text">
      <style:text-properties officeooo:rsid="0030db21"/>
    </style:style>
    <style:style style:name="T13" style:family="text">
      <style:text-properties officeooo:rsid="002fd7ce"/>
    </style:style>
    <style:style style:name="T14" style:family="text">
      <style:text-properties fo:font-style="italic" officeooo:rsid="0030db21" style:font-style-asian="italic" style:font-style-complex="italic"/>
    </style:style>
    <style:style style:name="T15" style:family="text">
      <style:text-properties officeooo:rsid="003272c3"/>
    </style:style>
    <style:style style:name="T16" style:family="text">
      <style:text-properties officeooo:rsid="00333c94"/>
    </style:style>
    <style:style style:name="T17" style:family="text">
      <style:text-properties fo:font-weight="bold" fo:background-color="#cccccc" loext:char-shading-value="0" style:font-weight-asian="bold" style:font-weight-complex="bold"/>
    </style:style>
    <style:style style:name="T18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FERNANDES SCANONI</text:p>
      <text:p text:style-name="P2">ROBERTO DE MEDEIROS FARIAS FILHO</text:p>
      <text:p text:style-name="P3">(Autores. Disciplina IN1098-2025.2, Prof. Geber Ramalho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Uso de sistemas éticos-inteligentes: <text:span text:style-name="T1">Differential Privacy</text:span> e <text:span text:style-name="T1">Federated Learning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RECIFE</text:p>
      <text:p text:style-name="P2">2025</text:p>
      <text:p text:style-name="P4"><text:soft-page-break/></text:p>
      <text:list xml:id="list1889199354" text:style-name="L1">
        <text:list-item>
          <text:p text:style-name="P6">Uso de sistemas éticos-inteligentes: Differential Privacy e Federated Learning</text:p>
        </text:list-item>
      </text:list>
      <text:p text:style-name="P7">(Título com tema focado no curso)</text:p>
      <text:p text:style-name="P7"/>
      <text:list text:style-name="L2">
        <text:list-item>
          <text:p text:style-name="P8"><text:span text:style-name="T2">Resumo:</text:span> <text:s/></text:p>
        </text:list-item>
      </text:list>
      <text:p text:style-name="P7"><text:span text:style-name="T3">Escolhido: </text:span>"Segurança: Escolher problema, dados e ferramentas, desenhar experimentos, escrever guia (vídeo, página web, documento) com passo a passo."</text:p>
      <text:p text:style-name="P7"/>
      <text:list text:continue-numbering="true" text:style-name="L2">
        <text:list-item>
          <text:p text:style-name="P9">Problema de Pesquisa:</text:p>
        </text:list-item>
      </text:list>
      <text:p text:style-name="P7">Qual seria o meu problema de Pesquisa?</text:p>
      <text:p text:style-name="P7">(Fazer em forma de pergunta, contextualização do tema, depois fazer a pergunta, define-se quantitativa ou qualitativa)</text:p>
      <text:p text:style-name="P7"/>
      <text:list xml:id="list165601614400225" text:continue-numbering="true" text:style-name="L2">
        <text:list-item>
          <text:p text:style-name="P8"><text:span text:style-name="T2">Hipóteses:</text:span> <text:s/></text:p>
        </text:list-item>
      </text:list>
      <text:list text:style-name="L3">
        <text:list-item>
          <text:p text:style-name="P10"><text:span text:style-name="T2">H0:</text:span> Não seriam os modelos escolhidos aplicáveis (traçar gráfico): Hipótese negada, como visto nas análises do documento Júpiter (IPYNB).</text:p>
        </text:list-item>
        <text:list-item>
          <text:p text:style-name="P10"><text:span text:style-name="T2">H1.1:</text:span> Seria o Differential Privacy aplicável? Sim. Como comprovado no IPYNB do projeto específico ao DP.</text:p>
        </text:list-item>
        <text:list-item>
          <text:p text:style-name="P10"><text:span text:style-name="T2">H1.2:</text:span> Seria o Federated Learning aplicável? Sim. Como comprovado no IPYNB do projeto de FL.</text:p>
        </text:list-item>
      </text:list>
      <text:p text:style-name="P7"/>
      <text:list xml:id="list165602968786729" text:continue-list="list165601614400225" text:style-name="L2">
        <text:list-item>
          <text:p text:style-name="P9">Objetivos:</text:p>
        </text:list-item>
      </text:list>
      <text:p text:style-name="P11"><text:span text:style-name="T4">Estudar ética no contexto do tema “</text:span>Segurança”. <text:span text:style-name="T4">Abordagens do Differencial Privacy (DP) e Federated Learning (FL). Gerar: </text:span>vídeo, página web <text:span text:style-name="T4">(GitHub)</text:span>, documento com passo a passo <text:span text:style-name="T4">(apêndice deste)</text:span>.</text:p>
      <text:p text:style-name="P12"/>
      <text:list xml:id="list3247631670" text:style-name="L4">
        <text:list-item>
          <text:p text:style-name="P13">Estudar o Differential Privacy;</text:p>
        </text:list-item>
        <text:list-item>
          <text:p text:style-name="P13">Aplicar o DP em Python;</text:p>
        </text:list-item>
        <text:list-item>
          <text:p text:style-name="P13"><text:soft-page-break/>Estudar o Federated Learning;</text:p>
        </text:list-item>
        <text:list-item>
          <text:p text:style-name="P13">Aplicar o FL em Python;</text:p>
        </text:list-item>
        <text:list-item>
          <text:p text:style-name="P13">Deixar documentos com professor da disciplina e, dicionalmente, online (GitHub), com intuito de alunos poderem estudar e acessar maneira de aplicar os estudos;</text:p>
        </text:list-item>
        <text:list-item>
          <text:p text:style-name="P13">Elaborar exercícios didáticos de forma a testar se aluno absorveu o conhecimento, nos critérios:</text:p>
        </text:list-item>
      </text:list>
      <text:list text:style-name="L5">
        <text:list-item>
          <text:list>
            <text:list-item>
              <text:p text:style-name="P14">Questão para medir a capacidade de uso da ferramenta;</text:p>
            </text:list-item>
            <text:list-item>
              <text:p text:style-name="P14">Questão para desafiar e testar capacidade de evoluir a ferramenta;</text:p>
            </text:list-item>
          </text:list>
        </text:list-item>
      </text:list>
      <text:list text:continue-list="list3247631670" text:style-name="L4">
        <text:list-item>
          <text:p text:style-name="P15"><text:span text:style-name="T4">Gerar </text:span>vídeo, página web <text:span text:style-name="T4">(GitHub)</text:span>, documento com passo a passo <text:span text:style-name="T4">(Apêndices A e B deste documento de projeto).</text:span></text:p>
        </text:list-item>
      </text:list>
      <text:p text:style-name="P7"/>
      <text:list text:continue-list="list165602968786729" text:style-name="L2">
        <text:list-item>
          <text:p text:style-name="P9">Justificativa:</text:p>
        </text:list-item>
      </text:list>
      <text:p text:style-name="P16">A aprendizagem das técnicas e seu uso abre leque para maior segurança cibernética (<text:span text:style-name="T1">Cybersecurity</text:span>) por dar exemplo de projetos que podem ser evoluídos e usados pelos alunos em seu trabalho; atém mesmo o fato de conhecer e ter visto codificação com capacidade. O Federated Learning permite identificar usuários mal-intencionados em uma rede distribuída através do Flower. O Differential Privacy dá oportunidade de capturar dados dos usuários, escondendo (com ruídos) suas particularidades (privacidades) através do Opacus.</text:p>
      <text:p text:style-name="P7"/>
      <text:list text:continue-numbering="true" text:style-name="L2">
        <text:list-item>
          <text:p text:style-name="P9">Metologia:</text:p>
        </text:list-item>
      </text:list>
      <text:p text:style-name="P16">EstudoForam seguidos alguns passos:</text:p>
      <text:p text:style-name="P16">Estudo dos websites e especificações das ferramentas: i) Flower; ii) Opacus.</text:p>
      <text:p text:style-name="P16">Aplicação da ferramenta estudada em alguma linguagem e acessível aos alunos: i) Python.</text:p>
      <text:p text:style-name="P16"/>
      <text:list text:continue-numbering="true" text:style-name="L2">
        <text:list-item>
          <text:p text:style-name="P17">Referencias:</text:p>
        </text:list-item>
      </text:list>
      <text:p text:style-name="P18"><text:span text:style-name="T5">Durante os documentos Jupyter, foram apresentados conteúdos </text:span><text:span text:style-name="T6">(de cunbho de revisão bibliográfica)</text:span><text:span text:style-name="T5"> </text:span><text:span text:style-name="T6">sobre os temas</text:span><text:span text:style-name="T5"> e suas devidas referências, que são:</text:span></text:p>
      <text:p text:style-name="P7"><text:soft-page-break/></text:p>
      <text:p text:style-name="P19">DWORK, C.; MCSHERRY, F.; NISSIM, K.; SMITH, A. <text:span text:style-name="T2">Calibrating Noise to Sensitivity in Private Data Analysis</text:span>. In: Proceedings of the 3rd Theory of Cryptography Conference (TCC 2006), Lecture Notes in Computer Science, vol. 3876, pp. 265–284. Springer. 2006.</text:p>
      <text:p text:style-name="P19">DWORK, C. &amp; ROTH, A. <text:span text:style-name="T2">The Algorithmic Foundations of Differential Privacy</text:span>. Foundations and Trends in Theoretical Computer Science, 9(3–4), 211–407. 2014.</text:p>
      <text:p text:style-name="P19">ALZOUBI, Y. I. &amp; MISHRA, A. <text:span text:style-name="T2">Differential privacy and artificial intelligence: potentials, challenges, and future avenues</text:span>. EURASIP Journal on Information Security, 2025(18). 2025.</text:p>
      <text:p text:style-name="P19">ABUAH, Chike. <text:span text:style-name="T2">Automatic Proofs of Differential Privacy</text:span>. Cybersecurity Insights a NIST blog. Publicado em 22 de julho de 2021. Disponível em https://www.nist.gov/blogs/cybersecurity-insights/automatic-proofs-differential-privacy. Acesso em 01 de dez de 2025.</text:p>
      <text:p text:style-name="P19">ABOWD, J. M. <text:span text:style-name="T2">The U.S. Census Bureau Adopts Differential Privacy</text:span>. Proceedings of the 24th ACM SIGKDD International Conference on Knowledge Discovery &amp; Data Mining, pp. 2867–2867. 2018.</text:p>
      <text:p text:style-name="P19">APPLE. Differential Privacy Overview. Apple Machine Learning Journal, Vol. 1. 2017.</text:p>
      <text:p text:style-name="P19">ERLINGSSON, Ú.; PIHUR, V.; KOROLOVA, A. <text:span text:style-name="T2">RAPPOR: Randomized Aggregatable Privacy-Preserving Ordinal Response</text:span>. Proceedings of the 2014 ACM SIGSAC Conference on Computer and Communications Security, pp. 1054–1067. 2014.</text:p>
      <text:p text:style-name="P19">DANKAR, F. K.; EL EMAM, K. <text:span text:style-name="T2">The application of differential privacy to health data</text:span>. Proceedings of the 2012 ACM Workshop on Privacy in the Electronic Society (WPES ’12), pp. 123–132. 2012.</text:p>
      <text:p text:style-name="P19">YOUSEFPOUR, A; SHILOV, I; SABLAYROLLES, A; TESTUGGINE, D; PRASAD, K; MALEK, M; NGUYEN, J; GHOSH, S; BHARADWAJ, A; ZHAO, J; CORMODE, G; MIRONOV, I. <text:span text:style-name="T2">Opacus: User-Friendly Differential Privacy Library in PyTorch</text:span>. arXiv preprint arXiv:2109.12298. 2021.</text:p>
      <text:p text:style-name="P19">SWAPNA. <text:span text:style-name="T2">Convolutional Neural Network | Deep Learning</text:span>. Developers Breach. Publicado em 21 de agosto de 2020. Disponível em https://developersbreach.com/convolution-neural-network-deep-learning/. Acesso em 08 de dez de 2025.</text:p>
      <text:p text:style-name="P19"><text:soft-page-break/>CHRISLB. <text:span text:style-name="T2">File:MultiLayerNeuralNetwork english.png</text:span>. CC BY-SA 3.0 &lt;http://creativecommons.org/licenses/by-sa/3.0/&gt;, via Wikimedia Commons. Disponível em https://commons.wikimedia.org/wiki/File:MultiLayerNeuralNetwork_english.png. Acesso em 09 de dez de 2025.</text:p>
      <text:p text:style-name="P19"/>
      <text:p text:style-name="P19"/>
      <text:p text:style-name="P19"/>
      <text:list text:continue-list="list1889199354" text:style-name="L1">
        <text:list-header>
          <text:p text:style-name="P20">ANEXO A: Passo-a-passo do Federated Learning</text:p>
        </text:list-header>
      </text:list>
      <text:p text:style-name="P19"/>
      <text:p text:style-name="P19"/>
      <text:p text:style-name="P19"/>
      <text:list text:continue-numbering="true" text:style-name="L1">
        <text:list-header>
          <text:p text:style-name="P20">ANEXO B: Passo-a-passo do Differential Privacy</text:p>
        </text:list-header>
      </text:list>
      <text:p text:style-name="P19"/>
      <text:p text:style-name="P21">O DP de exemplo se encontra no endereço a seguir:</text:p>
      <text:p text:style-name="P21"/>
      <text:p text:style-name="P22"><text:a xlink:type="simple" xlink:href="https://github.com/rdmff/IN1098RobertoArthur/tree/main/DifferentialPrivacy" text:style-name="Internet_20_link" text:visited-style-name="Visited_20_Internet_20_Link">https://github.com/rdmff/IN1098RobertoArthur/tree/main/DifferentialPrivacy</text:a> </text:p>
      <text:p text:style-name="P21"/>
      <text:p text:style-name="P23">Após acessar o endereço, siga as etapas:</text:p>
      <text:p text:style-name="P21"/>
      <text:p text:style-name="P24">1. Busque um arquivo, com maior versão, nomeado:</text:p>
      <text:p text:style-name="P25"><text:a xlink:type="simple" xlink:href="https://github.com/rdmff/IN1098RobertoArthur/blob/main/DifferentialPrivacy_v14.2.beta.ipynb" text:style-name="Internet_20_link" text:visited-style-name="Visited_20_Internet_20_Link"><text:span text:style-name="T7">DifferentialPrivacy_v</text:span><text:span text:style-name="T8">X</text:span><text:span text:style-name="T7">.</text:span><text:span text:style-name="T8">Y</text:span><text:span text:style-name="T7">.beta.ipynb</text:span></text:a></text:p>
      <text:p text:style-name="P26"><text:span text:style-name="T9">2. Abra no Jupyter Notebook do Anaconda ou Plataforma que carregue o formato que desejar.</text:span></text:p>
      <text:p text:style-name="P23">3. Observe o bloco de imports e instale as dependências faltantes, inclusive <text:span text:style-name="T10">Opacus</text:span>:</text:p>
      <text:p text:style-name="P27"><text:span text:style-name="T11">pip install opacus==1.3.0</text:span> </text:p>
      <text:p text:style-name="P28">4. Execute os blocos de código (apenas os que têm código Python, ignorando os de texto/Markdown). Execute-os de cima para baixo, um após o outro.</text:p>
      <text:p text:style-name="P28">5. O documento separa os testes em duas partes:</text:p>
      <text:list text:style-name="L6">
        <text:list-item>
          <text:p text:style-name="P29"><text:span text:style-name="T2">A) Baselines:</text:span> são as redes neurais, comuns, usadas – neste caso Convolutional Network. Observar gráficos e resultados.</text:p>
        </text:list-item>
        <text:list-item>
          <text:p text:style-name="P29"><text:span text:style-name="T2">B) DP:</text:span> parte onde o sistema irá adicionar ruído branco nos dados, escondendo informações pessoais dos dados originais. Vai gerar alguns gráficos, onde a precisão (<text:span text:style-name="T1">acuracy</text:span>) perdida é pouca, devido ao Opacus e ocultamento das informações do cliente. Observar gráficos e resultados.</text:p>
        </text:list-item>
      </text:list>
      <text:p text:style-name="P19"/>
      <text:p text:style-name="P30">Exercício<text:span text:style-name="T12">s:</text:span></text:p>
      <text:p text:style-name="P30"><text:soft-page-break/>1) altere <text:span text:style-name="T13">alguns parâmetros da seção de código “</text:span><text:span text:style-name="T12">Ajustes de parâmetros</text:span><text:span text:style-name="T13">” </text:span><text:span text:style-name="T12">da parte B</text:span><text:span text:style-name="T13"> e execute novamente todos os passos, </text:span><text:span text:style-name="T12">gerando novos gráficos e resultados</text:span><text:span text:style-name="T13">. </text:span><text:span text:style-name="T12">Altere: batch_size_dp para </text:span><text:span text:style-name="T14">32</text:span><text:span text:style-name="T12">, max_grad_norm para </text:span><text:span text:style-name="T14">1.5</text:span><text:span text:style-name="T12"> e a privacidade para “</text:span><text:span text:style-name="T14">média</text:span><text:span text:style-name="T12">”.</text:span></text:p>
      <text:p text:style-name="P21"/>
      <text:p text:style-name="P31">2) Desafio. Dada a rede neural residual, abaixo, com padrões similares aos das anteriores, adicione esta e plote gráfico e resultados com as demais e o DP.</text:p>
      <text:p text:style-name="P31"/>
      <text:p text:style-name="P32">Arquivo, <text:span text:style-name="T15">também,</text:span> no <text:span text:style-name="T16">r</text:span>epositório do GitHub <text:span text:style-name="T16">com nome </text:span>“<text:span text:style-name="T17">resnet.py</text:span><text:span text:style-name="T18">”:</text:span></text:p>
      <text:p text:style-name="P31">“</text:p>
      <text:p text:style-name="P33"># ResNet Block</text:p>
      <text:p text:style-name="P33">class ResidualBlock(nn.Module):</text:p>
      <text:p text:style-name="P33"><text:s text:c="4"/>def __init__(self, in_channels, out_channels, stride=1):</text:p>
      <text:p text:style-name="P33"><text:s text:c="8"/>super().__init__()</text:p>
      <text:p text:style-name="P33"><text:s text:c="8"/>self.conv1 = nn.Conv2d(in_channels, out_channels, 3, stride, padding=1, bias=False)</text:p>
      <text:p text:style-name="P33"><text:s text:c="8"/>self.bn1 = nn.BatchNorm2d(out_channels)</text:p>
      <text:p text:style-name="P33"><text:s text:c="8"/>self.conv2 = nn.Conv2d(out_channels, out_channels, 3, 1, padding=1, bias=False)</text:p>
      <text:p text:style-name="P33"><text:s text:c="8"/>self.bn2 = nn.BatchNorm2d(out_channels)</text:p>
      <text:p text:style-name="P33"><text:s text:c="8"/></text:p>
      <text:p text:style-name="P33"><text:s text:c="8"/>self.shortcut = nn.Sequential()</text:p>
      <text:p text:style-name="P33"><text:s text:c="8"/>if stride != 1 or in_channels != out_channels:</text:p>
      <text:p text:style-name="P33"><text:s text:c="12"/>self.shortcut = nn.Sequential(</text:p>
      <text:p text:style-name="P33"><text:s text:c="16"/>nn.Conv2d(in_channels, out_channels, 1, stride, bias=False),</text:p>
      <text:p text:style-name="P33"><text:s text:c="16"/>nn.BatchNorm2d(out_channels)</text:p>
      <text:p text:style-name="P33"><text:s text:c="12"/>)</text:p>
      <text:p text:style-name="P33"><text:s text:c="4"/></text:p>
      <text:p text:style-name="P33"><text:s text:c="4"/>def forward(self, x):</text:p>
      <text:p text:style-name="P33"><text:s text:c="8"/>out = F.relu(self.bn1(self.conv1(x)))</text:p>
      <text:p text:style-name="P33"><text:s text:c="8"/>out = self.bn2(self.conv2(out))</text:p>
      <text:p text:style-name="P33"><text:s text:c="8"/>out += self.shortcut(x)</text:p>
      <text:p text:style-name="P33"><text:s text:c="8"/>return F.relu(out)</text:p>
      <text:p text:style-name="P33"/>
      <text:p text:style-name="P33">class SimpleResNet(nn.Module):</text:p>
      <text:p text:style-name="P33"><text:s text:c="4"/>def __init__(self, num_classes=10):</text:p>
      <text:p text:style-name="P33"><text:s text:c="8"/>super().__init__()</text:p>
      <text:p text:style-name="P33"><text:s text:c="8"/>self.in_channels = 64</text:p>
      <text:p text:style-name="P33"><text:s text:c="8"/></text:p>
      <text:p text:style-name="P33"><text:s text:c="8"/>self.conv1 = nn.Conv2d(3, 64, 3, padding=1, bias=False)</text:p>
      <text:p text:style-name="P33"><text:s text:c="8"/>self.bn1 = nn.BatchNorm2d(64)</text:p>
      <text:p text:style-name="P33"><text:s text:c="8"/>self.layer1 = self._make_layer(64, 2, stride=1)</text:p>
      <text:p text:style-name="P33"><text:s text:c="8"/>self.layer2 = self._make_layer(128, 2, stride=2)</text:p>
      <text:p text:style-name="P33"><text:s text:c="8"/>self.layer3 = self._make_layer(256, 2, stride=2)</text:p>
      <text:p text:style-name="P33"><text:s text:c="8"/>self.avgpool = nn.AdaptiveAvgPool2d((1, 1))</text:p>
      <text:p text:style-name="P33"><text:s text:c="8"/>self.fc = nn.Linear(256, num_classes)</text:p>
      <text:p text:style-name="P33"><text:s text:c="4"/></text:p>
      <text:p text:style-name="P33"><text:soft-page-break/><text:s text:c="4"/>def _make_layer(self, out_channels, blocks, stride):</text:p>
      <text:p text:style-name="P33"><text:s text:c="8"/>strides = [stride] + [1]*(blocks-1)</text:p>
      <text:p text:style-name="P33"><text:s text:c="8"/>layers = []</text:p>
      <text:p text:style-name="P33"><text:s text:c="8"/>for stride in strides:</text:p>
      <text:p text:style-name="P33"><text:s text:c="12"/>layers.append(ResidualBlock(self.in_channels, out_channels, stride))</text:p>
      <text:p text:style-name="P33"><text:s text:c="12"/>self.in_channels = out_channels</text:p>
      <text:p text:style-name="P33"><text:s text:c="8"/>return nn.Sequential(*layers)</text:p>
      <text:p text:style-name="P33"><text:s text:c="4"/></text:p>
      <text:p text:style-name="P33"><text:s text:c="4"/>def forward(self, x):</text:p>
      <text:p text:style-name="P33"><text:s text:c="8"/>x = F.relu(self.bn1(self.conv1(x)))</text:p>
      <text:p text:style-name="P33"><text:s text:c="8"/>x = self.layer1(x)</text:p>
      <text:p text:style-name="P33"><text:s text:c="8"/>x = self.layer2(x)</text:p>
      <text:p text:style-name="P33"><text:s text:c="8"/>x = self.layer3(x)</text:p>
      <text:p text:style-name="P33"><text:s text:c="8"/>x = self.avgpool(x)</text:p>
      <text:p text:style-name="P33"><text:s text:c="8"/>x = x.view(x.size(0), -1)</text:p>
      <text:p text:style-name="P33"><text:s text:c="8"/>return self.fc(x)</text:p>
      <text:p text:style-name="P31">“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3.5cm" fo:margin-bottom="2.499cm" fo:margin-left="3.5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>Pré projeto academico formatado ABNT</dc:title>
    <dc:description>autor: Edney Rossi</dc:description>
    <dc:subject>Pré-projeto academico, para metologia de pesquisa cientifica formatado segundo normas da ABNT</dc:subject>
    <meta:creation-date>2025-12-10T17:12:30.093994700</meta:creation-date>
    <meta:keyword>Pré-projeto</meta:keyword>
    <meta:keyword>projeto</meta:keyword>
    <meta:keyword>academico</meta:keyword>
    <meta:keyword>metologia</meta:keyword>
    <meta:keyword>pesquisa</meta:keyword>
    <meta:keyword>cientifica</meta:keyword>
    <meta:keyword>formatado</meta:keyword>
    <meta:keyword>norma</meta:keyword>
    <meta:keyword>ABNT</meta:keyword>
    <meta:editing-cycles>16</meta:editing-cycles>
    <meta:editing-duration>PT17H40M5S</meta:editing-duration>
    <dc:date>2025-12-11T16:55:22.091101000</dc:date>
    <meta:document-statistic meta:table-count="0" meta:image-count="0" meta:object-count="0" meta:page-count="9" meta:paragraph-count="118" meta:word-count="1099" meta:character-count="8438" meta:non-whitespace-character-count="7097"/>
    <meta:user-defined meta:name="Informações 2"/>
    <meta:user-defined meta:name="Informações 3"/>
    <meta:user-defined meta:name="Informações 4"/>
    <meta:user-defined meta:name="License">&lt;a href="http://templates.services.openoffice.org/bsd-license"&gt;BSD&lt;/a&gt;</meta:user-defined>
  </office:meta>
</office:document-meta>
</file>